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1.91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9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7" table:style-name="ta1">
        <table:shapes>
          <draw:frame draw:z-index="0" draw:style-name="gr1" draw:text-style-name="P1" svg:width="644.31pt" svg:height="490.34pt" svg:x="360.4pt" svg:y="54.03pt">
            <loext:p draw:notify-on-update-of-ranges="test7.C3:test7.C122 test7.D3:test7.D122 test7.E3:test7.E122 test7.F3:test7.F122 test7.G3:test7.G1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3" table:default-cell-style-name="ce4"/>
        <table:table-column table:style-name="co4" table:number-columns-repeated="1017" table:default-cell-style-name="ce3"/>
        <table:table-row table:style-name="ro1">
          <table:table-cell table:style-name="ce1" office:value-type="string" calcext:value-type="string">
            <text:p>Distance Traveled (M/s)</text:p>
          </table:table-cell>
          <table:table-cell table:style-name="ce2"/>
          <table:table-cell table:style-name="ce1" office:value-type="string" calcext:value-type="string" table:number-columns-spanned="4" table:number-rows-spanned="1">
            <text:p>Speed Written in RPM</text:p>
          </table:table-cell>
          <table:covered-table-cell table:number-columns-repeated="3" table:style-name="ce2"/>
          <table:table-cell table:style-name="ce2" table:number-columns-repeated="1018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W0</text:p>
          </table:table-cell>
          <table:table-cell table:style-name="ce2" office:value-type="string" calcext:value-type="string">
            <text:p>W1</text:p>
          </table:table-cell>
          <table:table-cell table:style-name="ce2" office:value-type="string" calcext:value-type="string">
            <text:p>W2</text:p>
          </table:table-cell>
          <table:table-cell table:style-name="ce2" office:value-type="string" calcext:value-type="string">
            <text:p>W3</text:p>
          </table:table-cell>
          <table:table-cell table:style-name="ce2" office:value-type="string" calcext:value-type="string">
            <text:p>desired RPM</text:p>
          </table:table-cell>
          <table:table-cell table:style-name="ce2" table:number-columns-repeated="2"/>
          <table:table-cell office:value-type="string" calcext:value-type="string">
            <text:p>kp</text:p>
          </table:table-cell>
          <table:table-cell office:value-type="float" office:value="0.02" calcext:value-type="float">
            <text:p>0.02</text:p>
          </table:table-cell>
          <table:table-cell table:style-name="ce2" table:number-columns-repeated="1013"/>
        </table:table-row>
        <table:table-row table:style-name="ro2">
          <table:table-cell office:value-type="float" office:value="0.07" calcext:value-type="float">
            <text:p>0.07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</text:p>
          </table:table-cell>
          <table:table-cell table:number-columns-repeated="2"/>
          <table:table-cell office:value-type="string" calcext:value-type="string">
            <text:p>kd</text:p>
          </table:table-cell>
          <table:table-cell office:value-type="float" office:value="4.7" calcext:value-type="float">
            <text:p>4.7</text:p>
          </table:table-cell>
          <table:table-cell table:number-columns-repeated="1013"/>
        </table:table-row>
        <table:table-row table:style-name="ro2">
          <table:table-cell office:value-type="float" office:value="0.08" calcext:value-type="float">
            <text:p>0.08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08" calcext:value-type="float">
            <text:p>0.0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08" calcext:value-type="float">
            <text:p>0.0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08" calcext:value-type="float">
            <text:p>0.0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08" calcext:value-type="float">
            <text:p>0.0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08" calcext:value-type="float">
            <text:p>0.0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08" calcext:value-type="float">
            <text:p>0.0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08" calcext:value-type="float">
            <text:p>0.0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08" calcext:value-type="float">
            <text:p>0.08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09" calcext:value-type="float">
            <text:p>0.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09" calcext:value-type="float">
            <text:p>0.0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1" calcext:value-type="float">
            <text:p>0.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12" calcext:value-type="float">
            <text:p>0.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14" calcext:value-type="float">
            <text:p>0.1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16" calcext:value-type="float">
            <text:p>0.1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2" calcext:value-type="float">
            <text:p>0.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24" calcext:value-type="float">
            <text:p>0.2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3" calcext:value-type="float">
            <text:p>0.3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36" calcext:value-type="float">
            <text:p>0.36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39" calcext:value-type="float">
            <text:p>0.39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44" calcext:value-type="float">
            <text:p>0.44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51" calcext:value-type="float">
            <text:p>0.5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57" calcext:value-type="float">
            <text:p>0.57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63" calcext:value-type="float">
            <text:p>0.6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69" calcext:value-type="float">
            <text:p>0.69</text:p>
          </table:table-cell>
          <table:table-cell/>
          <table:table-cell table:number-columns-repeated="3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74" calcext:value-type="float">
            <text:p>0.74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8" calcext:value-type="float">
            <text:p>0.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86" calcext:value-type="float">
            <text:p>0.86</text:p>
          </table:table-cell>
          <table:table-cell/>
          <table:table-cell table:number-columns-repeated="2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92" calcext:value-type="float">
            <text:p>0.92</text:p>
          </table:table-cell>
          <table:table-cell/>
          <table:table-cell table:number-columns-repeated="4" office:value-type="float" office:value="65" calcext:value-type="float">
            <text:p>65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0.98" calcext:value-type="float">
            <text:p>0.98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1.04" calcext:value-type="float">
            <text:p>1.0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1.09" calcext:value-type="float">
            <text:p>1.09</text:p>
          </table:table-cell>
          <table:table-cell/>
          <table:table-cell table:number-columns-repeated="4" office:value-type="float" office:value="65" calcext:value-type="float">
            <text:p>65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1.15" calcext:value-type="float">
            <text:p>1.15</text:p>
          </table:table-cell>
          <table:table-cell/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1.21" calcext:value-type="float">
            <text:p>1.21</text:p>
          </table:table-cell>
          <table:table-cell/>
          <table:table-cell table:number-columns-repeated="3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1.26" calcext:value-type="float">
            <text:p>1.2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1.32" calcext:value-type="float">
            <text:p>1.3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58.1923139591723" calcext:value-type="float">
            <text:p>58.19</text:p>
          </table:table-cell>
          <table:table-cell table:number-columns-repeated="1017"/>
        </table:table-row>
        <table:table-row table:style-name="ro2">
          <table:table-cell office:value-type="float" office:value="1.38" calcext:value-type="float">
            <text:p>1.3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1.43" calcext:value-type="float">
            <text:p>1.43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1.49" calcext:value-type="float">
            <text:p>1.49</text:p>
          </table:table-cell>
          <table:table-cell/>
          <table:table-cell table:number-columns-repeated="2"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16.384627918345" calcext:value-type="float">
            <text:p>116.38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.56" calcext:value-type="float">
            <text:p>1.5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16.384627918345" calcext:value-type="float">
            <text:p>116.38</text:p>
          </table:table-cell>
          <table:table-cell table:style-name="Default" table:number-columns-repeated="2"/>
          <table:table-cell table:number-columns-repeated="1015"/>
        </table:table-row>
        <table:table-row table:style-name="ro2">
          <table:table-cell office:value-type="float" office:value="1.62" calcext:value-type="float">
            <text:p>1.6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1.69" calcext:value-type="float">
            <text:p>1.69</text:p>
          </table:table-cell>
          <table:table-cell/>
          <table:table-cell table:number-columns-repeated="2"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1.76" calcext:value-type="float">
            <text:p>1.76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1.85" calcext:value-type="float">
            <text:p>1.8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1.94" calcext:value-type="float">
            <text:p>1.94</text:p>
          </table:table-cell>
          <table:table-cell/>
          <table:table-cell table:number-columns-repeated="2"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1.99" calcext:value-type="float">
            <text:p>1.9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2.09" calcext:value-type="float">
            <text:p>2.09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2.19" calcext:value-type="float">
            <text:p>2.1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2.31" calcext:value-type="float">
            <text:p>2.31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2.42" calcext:value-type="float">
            <text:p>2.4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2.52" calcext:value-type="float">
            <text:p>2.5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2.63" calcext:value-type="float">
            <text:p>2.6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2.74" calcext:value-type="float">
            <text:p>2.74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2.84" calcext:value-type="float">
            <text:p>2.8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2.94" calcext:value-type="float">
            <text:p>2.94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3.03" calcext:value-type="float">
            <text:p>3.03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3.14" calcext:value-type="float">
            <text:p>3.1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3.23" calcext:value-type="float">
            <text:p>3.2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3.33" calcext:value-type="float">
            <text:p>3.33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3.44" calcext:value-type="float">
            <text:p>3.44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3.54" calcext:value-type="float">
            <text:p>3.54</text:p>
          </table:table-cell>
          <table:table-cell/>
          <table:table-cell table:number-columns-repeated="3"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3.65" calcext:value-type="float">
            <text:p>3.65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3.75" calcext:value-type="float">
            <text:p>3.7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3.85" calcext:value-type="float">
            <text:p>3.8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3.95" calcext:value-type="float">
            <text:p>3.95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4.05" calcext:value-type="float">
            <text:p>4.0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4.16" calcext:value-type="float">
            <text:p>4.1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4.26" calcext:value-type="float">
            <text:p>4.2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4.36" calcext:value-type="float">
            <text:p>4.36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4.46" calcext:value-type="float">
            <text:p>4.4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4.56" calcext:value-type="float">
            <text:p>4.56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3" office:value-type="float" office:value="115" calcext:value-type="float">
            <text:p>115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4.62" calcext:value-type="float">
            <text:p>4.6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4.72" calcext:value-type="float">
            <text:p>4.7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4.82" calcext:value-type="float">
            <text:p>4.8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4.92" calcext:value-type="float">
            <text:p>4.92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5.02" calcext:value-type="float">
            <text:p>5.0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6.384627918345" calcext:value-type="float">
            <text:p>116.38</text:p>
          </table:table-cell>
          <table:table-cell table:number-columns-repeated="1017"/>
        </table:table-row>
        <table:table-row table:style-name="ro2">
          <table:table-cell office:value-type="float" office:value="5.12" calcext:value-type="float">
            <text:p>5.1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5.22" calcext:value-type="float">
            <text:p>5.2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5.33" calcext:value-type="float">
            <text:p>5.3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5.43" calcext:value-type="float">
            <text:p>5.43</text:p>
          </table:table-cell>
          <table:table-cell/>
          <table:table-cell table:number-columns-repeated="2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5.54" calcext:value-type="float">
            <text:p>5.54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5.67" calcext:value-type="float">
            <text:p>5.67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5.79" calcext:value-type="float">
            <text:p>5.79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5.92" calcext:value-type="float">
            <text:p>5.9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6.04" calcext:value-type="float">
            <text:p>6.0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6.17" calcext:value-type="float">
            <text:p>6.17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6.31" calcext:value-type="float">
            <text:p>6.31</text:p>
          </table:table-cell>
          <table:table-cell/>
          <table:table-cell table:number-columns-repeated="2"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6.45" calcext:value-type="float">
            <text:p>6.4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6.6" calcext:value-type="float">
            <text:p>6.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6.76" calcext:value-type="float">
            <text:p>6.76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6.91" calcext:value-type="float">
            <text:p>6.91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7.07" calcext:value-type="float">
            <text:p>7.07</text:p>
          </table:table-cell>
          <table:table-cell/>
          <table:table-cell table:number-columns-repeated="2"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7.22" calcext:value-type="float">
            <text:p>7.22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7.37" calcext:value-type="float">
            <text:p>7.37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7.52" calcext:value-type="float">
            <text:p>7.5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7.67" calcext:value-type="float">
            <text:p>7.67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7.75" calcext:value-type="float">
            <text:p>7.75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7.89" calcext:value-type="float">
            <text:p>7.8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8.04" calcext:value-type="float">
            <text:p>8.04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8.19" calcext:value-type="float">
            <text:p>8.19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3" office:value-type="float" office:value="166" calcext:value-type="float">
            <text:p>166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8.33" calcext:value-type="float">
            <text:p>8.3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8.48" calcext:value-type="float">
            <text:p>8.4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8.63" calcext:value-type="float">
            <text:p>8.63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8.78" calcext:value-type="float">
            <text:p>8.7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8.93" calcext:value-type="float">
            <text:p>8.93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9.08" calcext:value-type="float">
            <text:p>9.08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3" office:value-type="float" office:value="166" calcext:value-type="float">
            <text:p>166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9.22" calcext:value-type="float">
            <text:p>9.22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9.37" calcext:value-type="float">
            <text:p>9.37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9.52" calcext:value-type="float">
            <text:p>9.52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9.67" calcext:value-type="float">
            <text:p>9.67</text:p>
          </table:table-cell>
          <table:table-cell/>
          <table:table-cell table:number-columns-repeated="4" office:value-type="float" office:value="170" calcext:value-type="float">
            <text:p>170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9.82" calcext:value-type="float">
            <text:p>9.8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9.97" calcext:value-type="float">
            <text:p>9.97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10.12" calcext:value-type="float">
            <text:p>10.1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10.27" calcext:value-type="float">
            <text:p>10.27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3" office:value-type="float" office:value="166" calcext:value-type="float">
            <text:p>166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10.42" calcext:value-type="float">
            <text:p>10.4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10.57" calcext:value-type="float">
            <text:p>10.57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10.71" calcext:value-type="float">
            <text:p>10.7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  <table:table-row table:style-name="ro2">
          <table:table-cell office:value-type="float" office:value="10.86" calcext:value-type="float">
            <text:p>10.86</text:p>
          </table:table-cell>
          <table:table-cell/>
          <table:table-cell table:number-columns-repeated="2"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4.576941877517" calcext:value-type="float">
            <text:p>174.5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 style:data-style-name="N2" text:time-value="13:12:59.972235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8T19:52:56.993186580</dc:date>
    <meta:editing-duration>PT6H43M39S</meta:editing-duration>
    <meta:editing-cycles>3</meta:editing-cycles>
    <meta:generator>LibreOffice/5.1.6.2$Linux_X86_64 LibreOffice_project/10m0$Build-2</meta:generator>
    <meta:document-statistic meta:table-count="1" meta:cell-count="7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731cm" svg:height="17.299cm" xlink:href=".." xlink:type="simple" chart:class="chart:line" chart:style-name="ch1">
        <chart:legend chart:legend-position="end" svg:x="19.694cm" svg:y="7.354cm" style:legend-expansion="high" chart:style-name="ch2"/>
        <chart:plot-area chart:style-name="ch3" table:cell-range-address="test7.C3:test7.G122" chart:data-source-has-labels="row" svg:x="0.454cm" svg:y="0.345cm" svg:width="18.786cm" svg:height="16.609cm">
          <chartooo:coordinate-region svg:x="1.261cm" svg:y="0.466cm" svg:width="17.979cm" svg:height="15.4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7.C3:test7.C122" loext:label-string="wheel0" chart:class="chart:line">
            <chart:data-point chart:repeated="120"/>
          </chart:series>
          <chart:series chart:style-name="ch7" chart:values-cell-range-address="test7.D3:test7.D122" loext:label-string="wheel1" chart:class="chart:line">
            <chart:data-point chart:repeated="120"/>
          </chart:series>
          <chart:series chart:style-name="ch8" chart:values-cell-range-address="test7.E3:test7.E122" loext:label-string="wheel2" chart:class="chart:line">
            <chart:data-point chart:repeated="120"/>
          </chart:series>
          <chart:series chart:style-name="ch9" chart:values-cell-range-address="test7.F3:test7.F122" loext:label-string="wheel3" chart:class="chart:line">
            <chart:data-point chart:repeated="120"/>
          </chart:series>
          <chart:series chart:style-name="ch10" chart:values-cell-range-address="test7.G3:test7.G122" loext:label-string="desiredrpm" chart:class="chart:line"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eel0</text:p>
              </table:table-cell>
              <table:table-cell office:value-type="string">
                <text:p>wheel1</text:p>
              </table:table-cell>
              <table:table-cell office:value-type="string">
                <text:p>wheel2</text:p>
              </table:table-cell>
              <table:table-cell office:value-type="string">
                <text:p>wheel3</text:p>
              </table:table-cell>
              <table:table-cell office:value-type="string">
                <text:p>desiredrp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test7.C3:test7.C122</svg:desc>
                </draw:g>
              </table:table-cell>
              <table:table-cell office:value-type="float" office:value="26">
                <text:p>26</text:p>
                <draw:g>
                  <svg:desc>test7.D3:test7.D122</svg:desc>
                </draw:g>
              </table:table-cell>
              <table:table-cell office:value-type="float" office:value="0">
                <text:p>0</text:p>
                <draw:g>
                  <svg:desc>test7.E3:test7.E122</svg:desc>
                </draw:g>
              </table:table-cell>
              <table:table-cell office:value-type="float" office:value="0">
                <text:p>0</text:p>
                <draw:g>
                  <svg:desc>test7.F3:test7.F122</svg:desc>
                </draw:g>
              </table:table-cell>
              <table:table-cell office:value-type="float" office:value="58.1923139591723">
                <text:p>58.1923139591723</text:p>
                <draw:g>
                  <svg:desc>test7.G3:test7.G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">
                <text:p>53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8.1923139591723">
                <text:p>58.19231395917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65">
                <text:p>6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1">
                <text:p>111</text:p>
              </table:table-cell>
              <table:table-cell office:value-type="float" office:value="108">
                <text:p>108</text:p>
              </table:table-cell>
              <table:table-cell office:value-type="float" office:value="104">
                <text:p>104</text:p>
              </table:table-cell>
              <table:table-cell office:value-type="float" office:value="106">
                <text:p>10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6">
                <text:p>126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09">
                <text:p>109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3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7">
                <text:p>137</text:p>
              </table:table-cell>
              <table:table-cell office:value-type="float" office:value="113">
                <text:p>113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3">
                <text:p>113</text:p>
              </table:table-cell>
              <table:table-cell office:value-type="float" office:value="115">
                <text:p>115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6.384627918345">
                <text:p>116.3846279183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3">
                <text:p>133</text:p>
              </table:table-cell>
              <table:table-cell office:value-type="float" office:value="125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6">
                <text:p>176</text:p>
              </table:table-cell>
              <table:table-cell office:value-type="float" office:value="125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9">
                <text:p>179</text:p>
              </table:table-cell>
              <table:table-cell office:value-type="float" office:value="133">
                <text:p>133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6">
                <text:p>166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6">
                <text:p>156</text:p>
              </table:table-cell>
              <table:table-cell office:value-type="float" office:value="138">
                <text:p>138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1">
                <text:p>151</text:p>
              </table:table-cell>
              <table:table-cell office:value-type="float" office:value="153">
                <text:p>153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3">
                <text:p>163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69">
                <text:p>169</text:p>
              </table:table-cell>
              <table:table-cell office:value-type="float" office:value="163">
                <text:p>163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3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76">
                <text:p>17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6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176">
                <text:p>17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177">
                <text:p>177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2">
                <text:p>172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163">
                <text:p>163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9">
                <text:p>169</text:p>
              </table:table-cell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63">
                <text:p>163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3">
                <text:p>173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0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3">
                <text:p>173</text:p>
              </table:table-cell>
              <table:table-cell office:value-type="float" office:value="170">
                <text:p>170</text:p>
              </table:table-cell>
              <table:table-cell office:value-type="float" office:value="163">
                <text:p>163</text:p>
              </table:table-cell>
              <table:table-cell office:value-type="float" office:value="169">
                <text:p>169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2">
                <text:p>172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9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174.576941877517">
                <text:p>174.5769418775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